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80c4f"/>
    </style:style>
    <style:style style:name="P2" style:family="paragraph" style:parent-style-name="Preformatted_20_Text">
      <style:paragraph-properties fo:orphans="1" style:writing-mode="lr-tb"/>
      <style:text-properties officeooo:paragraph-rsid="00180c4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80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alculate gaps between consecutive primes</text:span></text:p>
      <text:p text:style-name="P2"><text:span text:style-name="Source_20_Text">prime_gaps = [primes[i] - primes[i - 1] for i in range(1, len(primes))]</text:span></text:p>
      <text:p text:style-name="P2"/>
      <text:p text:style-name="P2"><text:span text:style-name="Source_20_Text"># Map prime gaps to harmonic frequencies (normalize gaps)</text:span></text:p>
      <text:p text:style-name="P2"><text:span text:style-name="Source_20_Text">max_gap = max(prime_gaps)</text:span></text:p>
      <text:p text:style-name="P2"><text:span text:style-name="Source_20_Text">normalized_frequencies = [gap / max_gap for gap in prime_gaps] <text:s/># Normalize to [0, 1]</text:span></text:p>
      <text:p text:style-name="P2"/>
      <text:p text:style-name="P2"><text:span text:style-name="Source_20_Text"># Simulate harmonic relationships (map to a musical scale, e.g., octaves)</text:span></text:p>
      <text:p text:style-name="P2"><text:span text:style-name="Source_20_Text">octave_scale = [freq * 2 for freq in normalized_frequencies] <text:s/># Scale frequencies into octaves</text:span></text:p>
      <text:p text:style-name="P2"/>
      <text:p text:style-name="P2"><text:span text:style-name="Source_20_Text"># Visualize the harmonic intervals of prime gaps</text:span></text:p>
      <text:p text:style-name="P2"><text:span text:style-name="Source_20_Text">plt.figure(figsize=(12, 6))</text:span></text:p>
      <text:p text:style-name="P2"><text:span text:style-name="Source_20_Text">plt.plot(range(len(octave_scale)), octave_scale, marker="o", linestyle="-", color="blue", label="Harmonic Intervals")</text:span></text:p>
      <text:p text:style-name="P2"><text:span text:style-name="Source_20_Text">plt.title("Harmonic Relationships of Prime Gaps", fontsize=16)</text:span></text:p>
      <text:p text:style-name="P2"><text:span text:style-name="Source_20_Text">plt.xlabel("Index (Consecutive Prime Pairs)", fontsize=14)</text:span></text:p>
      <text:p text:style-name="P2"><text:span text:style-name="Source_20_Text">plt.ylabel("Harmonic Frequency (Normalized)", fontsize=14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9:14.421232111</meta:creation-date>
    <dc:date>2025-01-14T00:01:59.202989088</dc:date>
    <meta:editing-duration>PT2M45S</meta:editing-duration>
    <meta:editing-cycles>1</meta:editing-cycles>
    <meta:document-statistic meta:table-count="0" meta:image-count="0" meta:object-count="0" meta:page-count="1" meta:paragraph-count="16" meta:word-count="104" meta:character-count="859" meta:non-whitespace-character-count="769"/>
    <meta:generator>LibreOffice/24.2.7.2$Linux_X86_64 LibreOffice_project/420$Build-2</meta:generator>
  </office:meta>
</office:document-meta>
</file>